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9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5"/>
        <table:table-column table:style-name="co6" table:default-cell-style-name="ce37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39" office:value-type="string" calcext:value-type="string">
            <text:p>PTS</text:p>
          </table:table-cell>
        </table:table-row>
        <table:table-row table:style-name="ro1">
          <table:table-cell table:style-name="ce28" office:value-type="string" calcext:value-type="string">
            <text:p>Nombre</text:p>
          </table:table-cell>
          <table:table-cell table:style-name="ce31" office:value-type="string" calcext:value-type="string">
            <text:p>Pregunta A</text:p>
          </table:table-cell>
          <table:table-cell table:style-name="ce31" office:value-type="string" calcext:value-type="string">
            <text:p>Pregunta B</text:p>
          </table:table-cell>
          <table:table-cell table:style-name="ce31" office:value-type="string" calcext:value-type="string">
            <text:p>Pregunta C</text:p>
          </table:table-cell>
          <table:table-cell table:style-name="ce33" office:value-type="string" calcext:value-type="string">
            <text:p>Total</text:p>
          </table:table-cell>
          <table:table-cell table:style-name="ce31" office:value-type="string" calcext:value-type="string">
            <text:p>Comentario</text:p>
          </table:table-cell>
          <table:table-cell table:style-name="ce36" office:value-type="string" calcext:value-type="string">
            <text:p>Pregunta A</text:p>
          </table:table-cell>
          <table:table-cell table:style-name="ce29" office:value-type="string" calcext:value-type="string">
            <text:p>responda todas las preguntas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3:.D3])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Pregunta B</text:p>
          </table:table-cell>
          <table:table-cell table:style-name="ce29" office:value-type="string" calcext:value-type="string">
            <text:p>correctitud de las preguntas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4:.D4])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Pregunta C</text:p>
          </table:table-cell>
          <table:table-cell table:style-name="ce29" office:value-type="string" calcext:value-type="string">
            <text:p>clase Canción</text:p>
          </table:table-cell>
          <table:table-cell table:style-name="ce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formula="of:=SUM([.B5:.D5])" office:value-type="float" office:value="9.4" calcext:value-type="float">
            <text:p>9,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:.D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formula="of:=SUM([.B7:.D7])" office:value-type="float" office:value="9.8" calcext:value-type="float">
            <text:p>9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8:.D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style-name="ce32"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9:.D9])" office:value-type="float" office:value="9.85" calcext:value-type="float">
            <text:p>9,8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0:.D1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11:.D11])"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style-name="ce38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2:.D12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formula="of:=SUM([.B13:.D13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4:.D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5:.D15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3"/>
          <table:table-cell table:formula="of:=SUM([.B16:.D16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7:.D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8:.D1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table:formula="of:=SUM([.B19:.D19])" office:value-type="float" office:value="9.6" calcext:value-type="float">
            <text:p>9,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0:.D2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:.D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2:.D22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3:.D2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4:.D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5:.D25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15 por pregunta en parte 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2 por pregunta en parte b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52:48.4772607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5T12:32:37.039588965</dc:date>
    <meta:editing-duration>PT1H38S</meta:editing-duration>
    <meta:editing-cycles>6</meta:editing-cycles>
    <meta:generator>LibreOffice/6.4.4.2$Linux_X86_64 LibreOffice_project/40$Build-2</meta:generator>
    <meta:document-statistic meta:table-count="1" meta:cell-count="152" meta:object-count="0"/>
  </office:meta>
</office:document-meta>
</file>